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Courier 10 Pitch" fo:font-size="10pt" fo:language="en" fo:country="US" fo:font-weight="normal" style:font-name-asian="Courier 10 Pitch" style:font-size-asian="8.75pt" style:language-asian="en" style:country-asian="US" style:font-weight-asian="normal" style:font-name-complex="Courier 10 Pitch" style:font-size-complex="10pt" style:language-complex="en" style:country-complex="US" style:font-weight-complex="normal"/>
    </style:style>
    <style:style style:name="P4" style:family="paragraph" style:parent-style-name="Standard">
      <style:text-properties style:font-name="Courier 10 Pitch" fo:font-size="10pt" fo:language="en" fo:country="US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wk Weisman</text:p>
      <text:p text:style-name="Standard">CS111: Intro to Computer Science I</text:p>
      <text:p text:style-name="Standard">Fall Semester 2012-2013</text:p>
      <text:p text:style-name="Standard">Laboratory #6</text:p>
      <text:p text:style-name="Standard"/>
      <text:p text:style-name="P1">Source code (Box.java)</text:p>
      <text:p text:style-name="P2"/>
      <text:p text:style-name="P3">//***********************************************************</text:p>
      <text:p text:style-name="P3">// Box.java</text:p>
      <text:p text:style-name="P3">//</text:p>
      <text:p text:style-name="P3">// Author: Hawk Weisman</text:p>
      <text:p text:style-name="P3">// Course: CS111: Introduction to Computer Science I</text:p>
      <text:p text:style-name="P3">// Fall Semester 2012-2013</text:p>
      <text:p text:style-name="P3">// Laboratory #6</text:p>
      <text:p text:style-name="P3">//</text:p>
      <text:p text:style-name="P3">// Represents a box, with height, width, depth, and contents.</text:p>
      <text:p text:style-name="P3">//***********************************************************</text:p>
      <text:p text:style-name="P3"/>
      <text:p text:style-name="P3">public class Box {</text:p>
      <text:p text:style-name="P3"><text:s text:c="4"/>private double height, width, depth; <text:s text:c="3"/>// store the box's dimensions</text:p>
      <text:p text:style-name="P3"><text:s text:c="4"/>private boolean full; <text:s text:c="12"/>// stores whether the box is empty or full</text:p>
      <text:p text:style-name="P3"/>
      <text:p text:style-name="P3"><text:s text:c="4"/>//-------------------------------------------------------</text:p>
      <text:p text:style-name="P3"><text:s text:c="4"/>// constructor: defines a box with height, width, and</text:p>
      <text:p text:style-name="P3"><text:s text:c="4"/>// depth.</text:p>
      <text:p text:style-name="P3"><text:s text:c="4"/>//-------------------------------------------------------</text:p>
      <text:p text:style-name="P3"><text:s text:c="4"/>public Box (double height, double width, double depth) {</text:p>
      <text:p text:style-name="P3"><text:tab/>this.height = height;</text:p>
      <text:p text:style-name="P3"><text:tab/>this.width = width;</text:p>
      <text:p text:style-name="P3"><text:tab/>this.depth = depth;</text:p>
      <text:p text:style-name="P3"><text:tab/>full = false; // each box is created empty</text:p>
      <text:p text:style-name="P3"><text:s text:c="4"/>}</text:p>
      <text:p text:style-name="P3"/>
      <text:p text:style-name="P3"><text:s text:c="4"/>//-------------------------------------------------------</text:p>
      <text:p text:style-name="P3"><text:s text:c="4"/>// getHeight: accessor for the box's height</text:p>
      <text:p text:style-name="P3"><text:s text:c="4"/>//-------------------------------------------------------</text:p>
      <text:p text:style-name="P3"><text:s text:c="4"/>public double getHeight(){</text:p>
      <text:p text:style-name="P3"><text:tab/>return height;</text:p>
      <text:p text:style-name="P3"><text:s text:c="4"/>}</text:p>
      <text:p text:style-name="P3"/>
      <text:p text:style-name="P3"><text:s text:c="4"/>//-------------------------------------------------------</text:p>
      <text:p text:style-name="P3"><text:s text:c="4"/>// getWidth: accessor for the box's width</text:p>
      <text:p text:style-name="P3"><text:s text:c="4"/>//-------------------------------------------------------</text:p>
      <text:p text:style-name="P3"><text:s text:c="4"/>public double getWidth(){</text:p>
      <text:p text:style-name="P3"><text:tab/>return width;</text:p>
      <text:p text:style-name="P3"><text:s text:c="4"/>}</text:p>
      <text:p text:style-name="P3"><text:s text:c="4"/></text:p>
      <text:p text:style-name="P3"><text:s text:c="4"/>//-------------------------------------------------------</text:p>
      <text:p text:style-name="P3"><text:s text:c="4"/>// getDepth: accessor for the box's depth</text:p>
      <text:p text:style-name="P3"><text:s text:c="4"/>//-------------------------------------------------------</text:p>
      <text:p text:style-name="P3"><text:s text:c="4"/>public double getDepth(){</text:p>
      <text:p text:style-name="P3"><text:tab/>return depth;</text:p>
      <text:p text:style-name="P3"><text:s text:c="4"/>} </text:p>
      <text:p text:style-name="P3"/>
      <text:p text:style-name="P3"><text:s text:c="4"/>//-------------------------------------------------------</text:p>
      <text:p text:style-name="P3"><text:s text:c="4"/>// getFull: accessor for the box's fullness status</text:p>
      <text:p text:style-name="P3"><text:s text:c="4"/>//-------------------------------------------------------</text:p>
      <text:p text:style-name="P3"><text:soft-page-break/><text:s text:c="4"/>public boolean getFull(){</text:p>
      <text:p text:style-name="P3"><text:tab/>return full;</text:p>
      <text:p text:style-name="P3"><text:s text:c="4"/>}</text:p>
      <text:p text:style-name="P3"/>
      <text:p text:style-name="P3"><text:s text:c="4"/>//-------------------------------------------------------</text:p>
      <text:p text:style-name="P3"><text:s text:c="4"/>// setHeight: mutator for the box's height</text:p>
      <text:p text:style-name="P3"><text:s text:c="4"/>//-------------------------------------------------------</text:p>
      <text:p text:style-name="P3"><text:s text:c="4"/>public void setHeight(double height){</text:p>
      <text:p text:style-name="P3"><text:tab/>this.height = height;</text:p>
      <text:p text:style-name="P3"><text:s text:c="4"/>}</text:p>
      <text:p text:style-name="P3"/>
      <text:p text:style-name="P3"><text:s text:c="4"/>//-------------------------------------------------------</text:p>
      <text:p text:style-name="P3"><text:s text:c="4"/>// setWidth: mutator for the box's width</text:p>
      <text:p text:style-name="P3"><text:s text:c="4"/>//-------------------------------------------------------</text:p>
      <text:p text:style-name="P3"><text:s text:c="4"/>public void setWidth(double width){</text:p>
      <text:p text:style-name="P3"><text:tab/>this.width = width;</text:p>
      <text:p text:style-name="P3"><text:s text:c="4"/>}</text:p>
      <text:p text:style-name="P3"/>
      <text:p text:style-name="P3"><text:s text:c="4"/>//-------------------------------------------------------</text:p>
      <text:p text:style-name="P3"><text:s text:c="4"/>// setDepth: mutator for the box's depth</text:p>
      <text:p text:style-name="P3"><text:s text:c="4"/>//-------------------------------------------------------</text:p>
      <text:p text:style-name="P3"><text:s text:c="4"/>public void setDepth(double depth){</text:p>
      <text:p text:style-name="P3"><text:tab/>this.depth = depth;</text:p>
      <text:p text:style-name="P3"><text:s text:c="4"/>}</text:p>
      <text:p text:style-name="P3"/>
      <text:p text:style-name="P3"><text:s text:c="4"/>//-------------------------------------------------------</text:p>
      <text:p text:style-name="P3"><text:s text:c="4"/>// setFull: <text:s/>mutator for the box's fullness status</text:p>
      <text:p text:style-name="P3"><text:s text:c="4"/>//-------------------------------------------------------</text:p>
      <text:p text:style-name="P3"><text:s text:c="4"/>public void setFull(boolean full){</text:p>
      <text:p text:style-name="P3"><text:tab/>this.full = full;</text:p>
      <text:p text:style-name="P3"><text:s text:c="4"/>}</text:p>
      <text:p text:style-name="P3"/>
      <text:p text:style-name="P3"><text:s text:c="4"/>//--------------------------------------------------------</text:p>
      <text:p text:style-name="P3"><text:s text:c="4"/>// fitsInside: returns true if the box fits inside another</text:p>
      <text:p text:style-name="P3"><text:s text:c="4"/>// Box given as an argument to fitsInside, and returns</text:p>
      <text:p text:style-name="P3"><text:s text:c="4"/>// false if the box does not fit</text:p>
      <text:p text:style-name="P3"><text:s text:c="4"/>//--------------------------------------------------------</text:p>
      <text:p text:style-name="P3"><text:s text:c="4"/>public boolean fitsInside(Box targetBox) {</text:p>
      <text:p text:style-name="P3"><text:tab/>boolean fits = false; // whether or not this box fits in the target box</text:p>
      <text:p text:style-name="P3"><text:tab/>if (targetBox.getFull() == true){</text:p>
      <text:p text:style-name="P3"><text:tab/> <text:s text:c="3"/>fits = false; // it doesn't fit if the target box is full </text:p>
      <text:p text:style-name="P3"><text:tab/>} else if (targetBox.getWidth() &gt; width &amp;&amp; targetBox.getHeight() &gt; height &amp;&amp; targetBox.getDepth() &gt; depth){ </text:p>
      <text:p text:style-name="P3"><text:tab/> <text:s text:c="3"/>fits = true; // it fits if the target box is larger than this box in all dimensions</text:p>
      <text:p text:style-name="P3"><text:tab/>} else if (targetBox.getWidth() &lt;= width || targetBox.getHeight() &lt;= height || targetBox.getDepth() &lt;= depth){</text:p>
      <text:p text:style-name="P3"><text:tab/> <text:s text:c="3"/>fits = false; // if the target is smaller than or equal to this box in one or more dimensions, it doesn't fit</text:p>
      <text:p text:style-name="P3"><text:tab/>} else {</text:p>
      <text:p text:style-name="P3"><text:tab/>} // this should never run</text:p>
      <text:p text:style-name="P3"><text:tab/>return fits;</text:p>
      <text:p text:style-name="P3"><text:s text:c="4"/>}</text:p>
      <text:p text:style-name="P3"/>
      <text:p text:style-name="P3"><text:s text:c="4"/>//----------------------------------------------------------</text:p>
      <text:p text:style-name="P3"><text:s text:c="4"/>// toString: returns a one-line description of the box's</text:p>
      <text:p text:style-name="P3"><text:s text:c="4"/>// current state, with labels.</text:p>
      <text:p text:style-name="P3"><text:s text:c="4"/>//----------------------------------------------------------</text:p>
      <text:p text:style-name="P3"><text:soft-page-break/><text:s text:c="4"/>public String toString(){</text:p>
      <text:p text:style-name="P3"><text:tab/>return "Height: " + height + " Width: " + width + " Depth: " + depth + " Full: " + full;</text:p>
      <text:p text:style-name="P3"><text:s text:c="4"/>}</text:p>
      <text:p text:style-name="P1"/>
      <text:p text:style-name="P1">Source code (BoxTest.java)</text:p>
      <text:p text:style-name="P1"/>
      <text:p text:style-name="P3">//***********************************************************</text:p>
      <text:p text:style-name="P3">// BoxTest.java</text:p>
      <text:p text:style-name="P3">//</text:p>
      <text:p text:style-name="P3">// Author: Hawk Weisman</text:p>
      <text:p text:style-name="P3">// Course: CS111: Introduction to Computer Science I</text:p>
      <text:p text:style-name="P3">// Fall Semester 2012-2013</text:p>
      <text:p text:style-name="P3">// Laboratory #6</text:p>
      <text:p text:style-name="P3">//</text:p>
      <text:p text:style-name="P3">// Instantiates and updates three Box objects.</text:p>
      <text:p text:style-name="P3">//***********************************************************</text:p>
      <text:p text:style-name="P3"/>
      <text:p text:style-name="P3">public class BoxTest {</text:p>
      <text:p text:style-name="P3"><text:s text:c="4"/>public static void main (String[] argv){</text:p>
      <text:p text:style-name="P3"/>
      <text:p text:style-name="P3"><text:tab/>// print out the program header</text:p>
      <text:p text:style-name="P3"><text:tab/>System.out.println ("BoxTest.Java\n\nAuthor: Hawk Weisman");</text:p>
      <text:p text:style-name="P3"><text:tab/>System.out.println ("Course: CS111: Introduction to Computer Science I");</text:p>
      <text:p text:style-name="P3"><text:tab/>System.out.println ("Fall Semester 2012-2013\nLaboratory #6");</text:p>
      <text:p text:style-name="P3"><text:tab/>System.out.println ("\nInstantiates and updates three Box objects.\n");</text:p>
      <text:p text:style-name="P3"><text:tab/></text:p>
      <text:p text:style-name="P3"><text:tab/>// instantiate some Boxes</text:p>
      <text:p text:style-name="P3"><text:tab/>Box box1 = new Box (5, 4.5, 7);</text:p>
      <text:p text:style-name="P3"><text:tab/>Box box2 = new Box (4.75, 3.5, 6.25);</text:p>
      <text:p text:style-name="P3"><text:tab/>Box box3 = new Box (6, 4.25, 7.5);</text:p>
      <text:p text:style-name="P3"/>
      <text:p text:style-name="P3"><text:tab/>// print out the status of our Boxes</text:p>
      <text:p text:style-name="P3"><text:tab/>System.out.println ("Box 1: " + box1.toString());</text:p>
      <text:p text:style-name="P3"><text:tab/>System.out.println ("Box 2: " + box2.toString());</text:p>
      <text:p text:style-name="P3"><text:tab/>System.out.println ("Box 3: " + box3.toString());</text:p>
      <text:p text:style-name="P3"><text:tab/>System.out.println();</text:p>
      <text:p text:style-name="P3"/>
      <text:p text:style-name="P3"><text:tab/>// let's see if box2 fits inside box1</text:p>
      <text:p text:style-name="P3"><text:tab/>if (box2.fitsInside(box1) == true){</text:p>
      <text:p text:style-name="P3"><text:tab/> <text:s text:c="3"/>System.out.println ("Box 2 fits inside Box 1.");</text:p>
      <text:p text:style-name="P3"><text:tab/>} else {</text:p>
      <text:p text:style-name="P3"><text:tab/> <text:s text:c="3"/>System.out.println ("Box 2 does not fit inside Box 1.");</text:p>
      <text:p text:style-name="P3"><text:tab/>}</text:p>
      <text:p text:style-name="P3"/>
      <text:p text:style-name="P3"><text:tab/>// now let's see if box3 fits inside box1</text:p>
      <text:p text:style-name="P3"><text:tab/>if (box3.fitsInside(box1) == true){</text:p>
      <text:p text:style-name="P3"><text:tab/> <text:s text:c="3"/>System.out.println ("Box 3 fits inside Box 1.");</text:p>
      <text:p text:style-name="P3"><text:tab/>} else {</text:p>
      <text:p text:style-name="P3"><text:tab/> <text:s text:c="3"/>System.out.println ("Box 3 does not fit inside Box 1.");</text:p>
      <text:p text:style-name="P3"><text:tab/>}</text:p>
      <text:p text:style-name="P3"><text:tab/>System.out.println();</text:p>
      <text:p text:style-name="P3"/>
      <text:p text:style-name="P3"><text:tab/>// use mutators to change the dimensions of the boxes</text:p>
      <text:p text:style-name="P3"><text:tab/>box1.setDepth(8);</text:p>
      <text:p text:style-name="P3"><text:tab/>box2.setWidth(4.75);</text:p>
      <text:p text:style-name="P3"><text:tab/>box3.setHeight(4);</text:p>
      <text:p text:style-name="P3"><text:soft-page-break/></text:p>
      <text:p text:style-name="P3"><text:tab/>// rerun the fits tests</text:p>
      <text:p text:style-name="P3"><text:tab/>if (box2.fitsInside(box1) == true){</text:p>
      <text:p text:style-name="P3"><text:tab/> <text:s text:c="3"/>System.out.println ("Box 2 fits inside Box 1.");</text:p>
      <text:p text:style-name="P3"><text:tab/>} else {</text:p>
      <text:p text:style-name="P3"><text:tab/> <text:s text:c="3"/>System.out.println ("Box 2 does not fit inside Box 1.");</text:p>
      <text:p text:style-name="P3"><text:tab/>}</text:p>
      <text:p text:style-name="P3"><text:tab/>if (box3.fitsInside(box1) == true){</text:p>
      <text:p text:style-name="P3"><text:tab/> <text:s text:c="3"/>System.out.println ("Box 3 fits inside Box 1.");</text:p>
      <text:p text:style-name="P3"><text:tab/>} else {</text:p>
      <text:p text:style-name="P3"><text:tab/> <text:s text:c="3"/>System.out.println ("Box 3 does not fit inside Box 1.");</text:p>
      <text:p text:style-name="P3"><text:tab/>}</text:p>
      <text:p text:style-name="P3"><text:tab/>System.out.println();</text:p>
      <text:p text:style-name="P3"><text:tab/></text:p>
      <text:p text:style-name="P3"><text:tab/>// print the width of the second box</text:p>
      <text:p text:style-name="P3"><text:tab/>System.out.println ("Box 2 is " + box2.getWidth() + " units wide.");</text:p>
      <text:p text:style-name="P3"/>
      <text:p text:style-name="P3"><text:tab/>// empty the third box</text:p>
      <text:p text:style-name="P3"><text:tab/>box3.setFull(false);</text:p>
      <text:p text:style-name="P3"><text:tab/></text:p>
      <text:p text:style-name="P3"><text:tab/>// print out the third box's status one more time</text:p>
      <text:p text:style-name="P3"><text:tab/>System.out.println ("Box 3: " + box3.toString());</text:p>
      <text:p text:style-name="P3"><text:s text:c="4"/>}</text:p>
      <text:p text:style-name="P3">}</text:p>
      <text:p text:style-name="P1"/>
      <text:p text:style-name="P1">Script output</text:p>
      <text:p text:style-name="P1"/>
      <text:p text:style-name="P4">Script started on Fri 12 Oct 2012 09:41:37 AM EDT<text:line-break/>#]0;weismanm@aldenv187: ~/Documents/cs111/lab6#weismanm@aldenv187:~/Documents/cs111/lab6$ java</text:p>
      <text:p text:style-name="P4">BoxTest.Java</text:p>
      <text:p text:style-name="P4"/>
      <text:p text:style-name="P4">Author: Hawk Weisman</text:p>
      <text:p text:style-name="P4">Course: CS111: Introduction to Computer Science I</text:p>
      <text:p text:style-name="P4">Fall Semester 2012-2013</text:p>
      <text:p text:style-name="P4">Laboratory #6</text:p>
      <text:p text:style-name="P4"/>
      <text:p text:style-name="P4">Instantiates and updates three Box objects.</text:p>
      <text:p text:style-name="P4"/>
      <text:p text:style-name="P4">Box 1: Height: 5.0 Width: 4.5 Depth: 7.0 Full: false</text:p>
      <text:p text:style-name="P4">Box 2: Height: 4.75 Width: 3.5 Depth: 6.25 Full: false</text:p>
      <text:p text:style-name="P4">Box 3: Height: 6.0 Width: 4.25 Depth: 7.5 Full: false</text:p>
      <text:p text:style-name="P4"/>
      <text:p text:style-name="P4">Box 2 fits inside Box 1.</text:p>
      <text:p text:style-name="P4">Box 3 does not fit inside Box 1.</text:p>
      <text:p text:style-name="P4"/>
      <text:p text:style-name="P4">Box 2 does not fit inside Box 1.</text:p>
      <text:p text:style-name="P4">Box 3 fits inside Box 1.</text:p>
      <text:p text:style-name="P4"/>
      <text:p text:style-name="P4">Box 2 is 4.75 units wide.</text:p>
      <text:p text:style-name="P4">Box 3: Height: 4.0 Width: 4.25 Depth: 7.5 Full: false</text:p>
      <text:p text:style-name="P4">#]0;weismanm@aldenv187: ~/Documents/cs111/lab6#weismanm@aldenv187:~/Documents/cs111/lab6$ exit</text:p>
      <text:p text:style-name="P4">exit</text:p>
      <text:p text:style-name="P4"><text:line-break/>Script done on Fri 12 Oct 2012 09:42:04 AM ED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eisman</meta:initial-creator>
    <meta:creation-date>2012-10-12T09:40:08</meta:creation-date>
    <dc:date>2012-10-12T09:45:22</dc:date>
    <dc:creator>Michael Weisman</dc:creator>
    <meta:editing-duration>P0D</meta:editing-duration>
    <meta:editing-cycles>1</meta:editing-cycles>
    <meta:document-statistic meta:table-count="0" meta:image-count="0" meta:object-count="0" meta:page-count="4" meta:paragraph-count="188" meta:word-count="870" meta:character-count="7091" meta:non-whitespace-character-count="6009"/>
    <meta:generator>LibreOffice/3.5$Linux_X86_64 LibreOffice_project/350m1$Build-2</meta:generator>
  </office:meta>
</office:document-meta>
</file>